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3.741cm"/>
    </style:style>
    <style:style style:name="Table2.B" style:family="table-column">
      <style:table-column-properties style:column-width="13.25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a7f84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a7f84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a7f84"/>
    </style:style>
    <style:style style:name="P9" style:family="paragraph" style:parent-style-name="Text_20_body" style:list-style-name="L3"/>
    <style:style style:name="P10" style:family="paragraph" style:parent-style-name="Text_20_body">
      <style:text-properties officeooo:paragraph-rsid="001a7f84"/>
    </style:style>
    <style:style style:name="T1" style:family="text">
      <style:text-properties officeooo:rsid="001a7f8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7f84" style:font-style-asian="italic" style:font-style-complex="italic"/>
    </style:style>
    <style:style style:name="T4" style:family="text">
      <style:text-properties fo:font-weight="bold" officeooo:rsid="001a7f84" style:font-weight-asian="bold" style:font-weight-complex="bold"/>
    </style:style>
    <style:style style:name="T5" style:family="text">
      <style:text-properties fo:font-weight="normal" officeooo:rsid="001a7f84" style:font-weight-asian="normal" style:font-weight-complex="normal"/>
    </style:style>
    <style:style style:name="T6" style:family="text">
      <style:text-properties fo:font-size="12pt" fo:font-weight="normal" officeooo:rsid="001a7f84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Blackcoffer Article Analysis</text:span></text:h>
      <text:p text:style-name="Text_20_body">This project analyzes articles by extracting:</text:p>
      <text:list text:style-name="L1">
        <text:list-item>
          <text:p text:style-name="P6"><text:span text:style-name="Strong_20_Emphasis">Sentiment scores</text:span> (positive, negative, polarity, subjectivity)</text:p>
        </text:list-item>
        <text:list-item>
          <text:p text:style-name="P6"><text:span text:style-name="Strong_20_Emphasis">Readability metrics</text:span> (Fog Index, complex words, word counts, syllables, personal pronouns)</text:p>
        </text:list-item>
      </text:list>
      <text:p text:style-name="Text_20_body">The results are saved in a <text:span text:style-name="T1">excel</text:span> output file.</text:p>
      <text:p text:style-name="Horizontal_20_Line"/>
      <text:h text:style-name="Heading_20_2" text:outline-level="2"><text:span text:style-name="Strong_20_Emphasis">Project Structure</text:span></text:h>
      <text:p text:style-name="Preformatted_20_Text"/>
      <text:p text:style-name="P2"><text:span text:style-name="Source_20_Text">Project/</text:span></text:p>
      <text:p text:style-name="P3"><text:span text:style-name="Source_20_Text">│</text:span></text:p>
      <text:p text:style-name="P3"><text:span text:style-name="Source_20_Text">├── Data_Extraction.py</text:span></text:p>
      <text:p text:style-name="P3"><text:span text:style-name="Source_20_Text">├── Sentiment_analysis.py</text:span></text:p>
      <text:p text:style-name="P3"><text:span text:style-name="Source_20_Text">├── Analysis_Functions.py</text:span></text:p>
      <text:p text:style-name="P3"><text:span text:style-name="Source_20_Text">├── Writing_Scores.py</text:span></text:p>
      <text:p text:style-name="P3"><text:span text:style-name="Source_20_Text">├── config.py <text:s text:c="11"/># Contains PATHS &amp; output fieldnames</text:span></text:p>
      <text:p text:style-name="P3"><text:span text:style-name="Source_20_Text">├── StopWords <text:s text:c="10"/># Folder with </text:span><text:span text:style-name="Source_20_Text"><text:span text:style-name="T1">given</text:span></text:span><text:span text:style-name="Source_20_Text"> stopword files</text:span></text:p>
      <text:p text:style-name="P3"><text:span text:style-name="Source_20_Text">├── MasterDictionary <text:s text:c="3"/># Folder with positive &amp; negative words</text:span></text:p>
      <text:p text:style-name="P3"><text:span text:style-name="Source_20_Text">├── Input.xlsx <text:s text:c="10"/># File with URL_ID and URL columns</text:span></text:p>
      <text:p text:style-name="P3"><text:span text:style-name="Source_20_Text">├── Articles <text:s text:c="11"/># Folder where scraped articles (.txt) are saved</text:span></text:p>
      <text:p text:style-name="P4"><text:span text:style-name="Source_20_Text">└── Output.</text:span><text:span text:style-name="Source_20_Text"><text:span text:style-name="T1">xlsx</text:span></text:span><text:span text:style-name="Source_20_Text"> <text:s text:c="13"/># Final output file (.</text:span><text:span text:style-name="Source_20_Text"><text:span text:style-name="T1">xlsx</text:span></text:span><text:span text:style-name="Source_20_Text">)</text:span></text:p>
      <text:p text:style-name="Horizontal_20_Line"/>
      <text:h text:style-name="Heading_20_2" text:outline-level="2">⚙️ <text:span text:style-name="Strong_20_Emphasis">Setup</text:span></text:h>
      <text:h text:style-name="Heading_20_3" text:outline-level="3">1️⃣ Install dependencies</text:h>
      <text:p text:style-name="Text_20_body">Run these in terminal or Colab:</text:p>
      <text:p text:style-name="Preformatted_20_Text"/>
      <text:p text:style-name="P2"><text:span text:style-name="Source_20_Text"><text:span text:style-name="T2">pip install requests beautifulsoup4 nltk spacy pandas openpyxl</text:span></text:span></text:p>
      <text:p text:style-name="P4"><text:span text:style-name="Source_20_Text"><text:span text:style-name="T2">python -m spacy download en_core_web_sm</text:span></text:span></text:p>
      <text:p text:style-name="Text_20_body">Download NLTK stopwords:</text:p>
      <text:p text:style-name="P2"><text:span text:style-name="Source_20_Text"><text:span text:style-name="T2">import nltk</text:span></text:span></text:p>
      <text:p text:style-name="P4"><text:span text:style-name="Source_20_Text"><text:span text:style-name="T2">nltk.download('stopwords')</text:span></text:span></text:p>
      <text:p text:style-name="Horizontal_20_Line"/>
      <text:h text:style-name="Heading_20_2" text:outline-level="2"><text:soft-page-break/><text:s/><text:span text:style-name="Strong_20_Emphasis">How to Run</text:span></text:h>
      <text:h text:style-name="P1" text:outline-level="3"><text:span text:style-name="Strong_20_Emphasis"><text:s/></text:span><text:span text:style-name="Strong_20_Emphasis"><text:span text:style-name="T1"><text:s/>Step 1 – Modifying Config</text:span></text:span></text:h>
      <text:h text:style-name="P1" text:outline-level="3"><text:span text:style-name="Strong_20_Emphasis"><text:span text:style-name="T6">Specify Path according to your system in PATHS</text:span></text:span></text:h>
      <text:h text:style-name="P1" text:outline-level="3"><text:span text:style-name="Strong_20_Emphasis"><text:span text:style-name="T1"><text:s text:c="2"/>Step 2 -- How</text:span></text:span><text:span text:style-name="Strong_20_Emphasis">Extract Articles </text:span><text:span text:style-name="Strong_20_Emphasis"><text:span text:style-name="T1">and </text:span></text:span><text:span text:style-name="Strong_20_Emphasis">Generate Sentiment &amp; Readability Scores</text:span></text:h>
      <text:p text:style-name="P10">Compute metrics and export final results:</text:p>
      <text:p text:style-name="P5"><text:span text:style-name="Source_20_Text"><text:span text:style-name="T2">python </text:span></text:span><text:span text:style-name="Source_20_Text"><text:span text:style-name="T3">Main</text:span></text:span><text:span text:style-name="Source_20_Text"><text:span text:style-name="T2">.py</text:span></text:span></text:p>
      <text:p text:style-name="Text_20_body">This:</text:p>
      <text:list text:style-name="L2">
        <text:list-item>
          <text:p text:style-name="P8"><text:span text:style-name="T1">U</text:span>ses <text:s/><text:span text:style-name="Source_20_Text">Input.xlsx</text:span> and saves files in <text:span text:style-name="Source_20_Text">Articles</text:span>.</text:p>
        </text:list-item>
        <text:list-item>
          <text:p text:style-name="P7">Loops through all <text:span text:style-name="Source_20_Text">.txt</text:span> files in <text:span text:style-name="Source_20_Text">Articles</text:span></text:p>
        </text:list-item>
        <text:list-item>
          <text:p text:style-name="P7">Analyzes each for sentiment + readability</text:p>
        </text:list-item>
        <text:list-item>
          <text:p text:style-name="P7">Writes a <text:span text:style-name="Source_20_Text">.</text:span><text:span text:style-name="Source_20_Text"><text:span text:style-name="T1">xlxs</text:span></text:span> file to the output path specified in <text:span text:style-name="Source_20_Text">config.py</text:span>.</text:p>
        </text:list-item>
      </text:list>
      <text:h text:style-name="Heading_20_2" text:outline-level="2"><text:s/><text:span text:style-name="Strong_20_Emphasis">How It Work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Sentiment Analysis</text:span></text:p>
          </table:table-cell>
          <table:table-cell table:style-name="Table2.A1" office:value-type="string">
            <text:p text:style-name="Table_20_Contents">Uses custom <text:span text:style-name="Source_20_Text">StopWords</text:span> + <text:span text:style-name="Source_20_Text">MasterDictionary</text:span> (positive &amp; negative list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adability Analysis</text:span></text:p>
          </table:table-cell>
          <table:table-cell table:style-name="Table2.A1" office:value-type="string">
            <text:p text:style-name="Table_20_Contents">Uses <text:span text:style-name="Strong_20_Emphasis">NLTK stopwords</text:span> to clean text before counting words and computing metric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craping</text:span></text:p>
          </table:table-cell>
          <table:table-cell table:style-name="Table2.A1" office:value-type="string">
            <text:p text:style-name="Table_20_Contents">Uses <text:span text:style-name="Source_20_Text">requests</text:span> + <text:span text:style-name="Source_20_Text">BeautifulSoup</text:span> to download articles from URLs.</text:p>
          </table:table-cell>
        </table:table-row>
      </table:table>
      <text:p text:style-name="Horizontal_20_Line"><text:span text:style-name="Strong_20_Emphasis"/></text:p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2:46:12.734588620</meta:creation-date>
    <dc:date>2025-06-21T23:02:46.017839997</dc:date>
    <meta:editing-duration>PT16M33S</meta:editing-duration>
    <meta:editing-cycles>1</meta:editing-cycles>
    <meta:generator>LibreOffice/7.6.3.2$MacOSX_AARCH64 LibreOffice_project/29d686fea9f6705b262d369fede658f824154cc0</meta:generator>
    <meta:document-statistic meta:table-count="1" meta:image-count="0" meta:object-count="0" meta:page-count="2" meta:paragraph-count="46" meta:word-count="240" meta:character-count="1669" meta:non-whitespace-character-count="1415"/>
  </office:meta>
</office:document-meta>
</file>